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quick</text:p>
          </table:table-cell>
          <table:table-cell office:value-type="string">
            <text:p>sets\block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1">
            <text:p>1</text:p>
          </table:table-cell>
          <table:table-cell office:value-type="float" office:value="7007629">
            <text:p>7007629</text:p>
          </table:table-cell>
          <table:table-cell office:value-type="float" office:value="4149107">
            <text:p>4149107</text:p>
          </table:table-cell>
          <table:table-cell office:value-type="float" office:value="2495663">
            <text:p>2495663</text:p>
          </table:table-cell>
          <table:table-cell office:value-type="float" office:value="1784063">
            <text:p>1784063</text:p>
          </table:table-cell>
          <table:table-cell office:value-type="float" office:value="1509371">
            <text:p>1509371</text:p>
          </table:table-cell>
          <table:table-cell office:value-type="float" office:value="1858767">
            <text:p>1858767</text:p>
          </table:table-cell>
          <table:table-cell office:value-type="float" office:value="2867491">
            <text:p>2867491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2">
            <text:p>2</text:p>
          </table:table-cell>
          <table:table-cell office:value-type="float" office:value="7012779">
            <text:p>7012779</text:p>
          </table:table-cell>
          <table:table-cell office:value-type="float" office:value="4139955">
            <text:p>4139955</text:p>
          </table:table-cell>
          <table:table-cell office:value-type="float" office:value="2460511">
            <text:p>2460511</text:p>
          </table:table-cell>
          <table:table-cell office:value-type="float" office:value="1696759">
            <text:p>1696759</text:p>
          </table:table-cell>
          <table:table-cell office:value-type="float" office:value="1299963">
            <text:p>1299963</text:p>
          </table:table-cell>
          <table:table-cell office:value-type="float" office:value="1214799">
            <text:p>1214799</text:p>
          </table:table-cell>
          <table:table-cell office:value-type="float" office:value="1165347">
            <text:p>1165347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4">
            <text:p>4</text:p>
          </table:table-cell>
          <table:table-cell office:value-type="float" office:value="7015979">
            <text:p>7015979</text:p>
          </table:table-cell>
          <table:table-cell office:value-type="float" office:value="4143023">
            <text:p>4143023</text:p>
          </table:table-cell>
          <table:table-cell office:value-type="float" office:value="2461655">
            <text:p>2461655</text:p>
          </table:table-cell>
          <table:table-cell office:value-type="float" office:value="1695359">
            <text:p>1695359</text:p>
          </table:table-cell>
          <table:table-cell office:value-type="float" office:value="1295611">
            <text:p>1295611</text:p>
          </table:table-cell>
          <table:table-cell office:value-type="float" office:value="1206255">
            <text:p>1206255</text:p>
          </table:table-cell>
          <table:table-cell office:value-type="float" office:value="1134499">
            <text:p>1134499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Bubble – sorted</text:p>
          </table:table-cell>
          <table:table-cell office:value-type="string">
            <text:p>sets\block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clocks</text:p>
          </table:table-cell>
          <table:table-cell office:value-type="float" office:value="1">
            <text:p>1</text:p>
          </table:table-cell>
          <table:table-cell office:value-type="float" office:value="28809819">
            <text:p>28809819</text:p>
          </table:table-cell>
          <table:table-cell office:value-type="float" office:value="28103741">
            <text:p>28103741</text:p>
          </table:table-cell>
          <table:table-cell office:value-type="float" office:value="15906543">
            <text:p>15906543</text:p>
          </table:table-cell>
          <table:table-cell office:value-type="float" office:value="10332811">
            <text:p>10332811</text:p>
          </table:table-cell>
          <table:table-cell office:value-type="float" office:value="7518153">
            <text:p>7518153</text:p>
          </table:table-cell>
          <table:table-cell office:value-type="float" office:value="6650523">
            <text:p>6650523</text:p>
          </table:table-cell>
          <table:table-cell office:value-type="float" office:value="5823853">
            <text:p>5823853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2">
            <text:p>2</text:p>
          </table:table-cell>
          <table:table-cell office:value-type="float" office:value="27826969">
            <text:p>27826969</text:p>
          </table:table-cell>
          <table:table-cell office:value-type="float" office:value="27098321">
            <text:p>27098321</text:p>
          </table:table-cell>
          <table:table-cell office:value-type="float" office:value="15395175">
            <text:p>15395175</text:p>
          </table:table-cell>
          <table:table-cell office:value-type="float" office:value="10066419">
            <text:p>10066419</text:p>
          </table:table-cell>
          <table:table-cell office:value-type="float" office:value="7360905">
            <text:p>7360905</text:p>
          </table:table-cell>
          <table:table-cell office:value-type="float" office:value="6509499">
            <text:p>6509499</text:p>
          </table:table-cell>
          <table:table-cell office:value-type="float" office:value="5705453">
            <text:p>5705453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4">
            <text:p>4</text:p>
          </table:table-cell>
          <table:table-cell office:value-type="float" office:value="27468169">
            <text:p>27468169</text:p>
          </table:table-cell>
          <table:table-cell office:value-type="float" office:value="26703641">
            <text:p>26703641</text:p>
          </table:table-cell>
          <table:table-cell office:value-type="float" office:value="15207195">
            <text:p>15207195</text:p>
          </table:table-cell>
          <table:table-cell office:value-type="float" office:value="9962987">
            <text:p>9962987</text:p>
          </table:table-cell>
          <table:table-cell office:value-type="float" office:value="7299145">
            <text:p>7299145</text:p>
          </table:table-cell>
          <table:table-cell office:value-type="float" office:value="6468216">
            <text:p>6468216</text:p>
          </table:table-cell>
          <table:table-cell office:value-type="float" office:value="5647213">
            <text:p>5647213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Bubble – random</text:p>
          </table:table-cell>
          <table:table-cell office:value-type="string">
            <text:p>sets\block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1">
            <text:p>1</text:p>
          </table:table-cell>
          <table:table-cell office:value-type="float" office:value="29344780">
            <text:p>29344780</text:p>
          </table:table-cell>
          <table:table-cell office:value-type="float" office:value="29083395">
            <text:p>29083395</text:p>
          </table:table-cell>
          <table:table-cell office:value-type="float" office:value="17146977">
            <text:p>17146977</text:p>
          </table:table-cell>
          <table:table-cell office:value-type="float" office:value="11638889">
            <text:p>11638889</text:p>
          </table:table-cell>
          <table:table-cell office:value-type="float" office:value="8873675">
            <text:p>8873675</text:p>
          </table:table-cell>
          <table:table-cell office:value-type="float" office:value="7988865">
            <text:p>7988865</text:p>
          </table:table-cell>
          <table:table-cell office:value-type="float" office:value="7140151">
            <text:p>7140151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2">
            <text:p>2</text:p>
          </table:table-cell>
          <table:table-cell office:value-type="float" office:value="28348585">
            <text:p>28348585</text:p>
          </table:table-cell>
          <table:table-cell office:value-type="float" office:value="28045527">
            <text:p>28045527</text:p>
          </table:table-cell>
          <table:table-cell office:value-type="float" office:value="16626613">
            <text:p>16626613</text:p>
          </table:table-cell>
          <table:table-cell office:value-type="float" office:value="11354073">
            <text:p>11354073</text:p>
          </table:table-cell>
          <table:table-cell office:value-type="float" office:value="8706443">
            <text:p>8706443</text:p>
          </table:table-cell>
          <table:table-cell office:value-type="float" office:value="7842081">
            <text:p>7842081</text:p>
          </table:table-cell>
          <table:table-cell office:value-type="float" office:value="7005623">
            <text:p>7005623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4">
            <text:p>4</text:p>
          </table:table-cell>
          <table:table-cell office:value-type="float" office:value="27946935">
            <text:p>27946935</text:p>
          </table:table-cell>
          <table:table-cell office:value-type="float" office:value="27629527">
            <text:p>27629527</text:p>
          </table:table-cell>
          <table:table-cell office:value-type="float" office:value="16419809">
            <text:p>16419809</text:p>
          </table:table-cell>
          <table:table-cell office:value-type="float" office:value="11239161">
            <text:p>11239161</text:p>
          </table:table-cell>
          <table:table-cell office:value-type="float" office:value="864355">
            <text:p>864355</text:p>
          </table:table-cell>
          <table:table-cell office:value-type="float" office:value="7791009">
            <text:p>7791009</text:p>
          </table:table-cell>
          <table:table-cell office:value-type="float" office:value="6953655">
            <text:p>6953655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4-12-2013</text:date>, <text:time>00:11:0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22:07:16.46</meta:creation-date>
    <dc:date>2013-12-04T00:11:03.18</dc:date>
    <meta:editing-duration>PT1H18M5S</meta:editing-duration>
    <meta:editing-cycles>2</meta:editing-cycles>
    <meta:generator>OpenOffice.org/3.4.1$Win32 OpenOffice.org_project/341m1$Build-9593</meta:generator>
    <meta:document-statistic meta:table-count="3" meta:cell-count="178" meta:object-count="0"/>
  </office:meta>
</office:document-meta>
</file>